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Jost*" svg:font-family="Jost*"/>
    <style:font-face style:name="Lucida Grande" svg:font-family="Lucida Grande"/>
  </office:font-face-decls>
  <office:automatic-styles>
    <style:style style:name="P1" style:family="paragraph" style:parent-style-name="Standard">
      <style:text-properties style:font-name="Jost*" fo:font-size="15.0pt"/>
    </style:style>
    <style:style style:name="T1" style:family="text">
      <style:text-properties style:font-name="Lucida Grande"/>
    </style:style>
    <style:style style:name="T2" style:family="text">
      <style:text-properties fo:color="#000000"/>
    </style:style>
    <style:style style:name="TableColumn1" style:family="table-column">
      <style:table-column-properties style:column-width="3.4625in" style:rel-column-width="32767*"/>
    </style:style>
  </office:automatic-styles>
  <office:body>
    <office:text>
      <text:p text:style-name="P1">Html Grundkurs</text:p>
      <text:p text:style-name="P1">HTML bedeutet Hypertext Markup Language und wird genutzt, um Internetseiten mit Inhalt zu füllen. Wie genau das geht lernst Du in diesem Kurs. Dazu gehört natürlich auch, welche Regeln bei dem Aufbau und dem Aussehen von HTML-Elementen zu beachten sind, sprich der Syntax von HTML. </text:p>
      <text:p text:style-name="P1"/>
      <text:p text:style-name="P1">HTML Erweiterterungen</text:p>
      <text:p text:style-name="P1">Wenn Du die Grundlagen in HTML schon beherrscht, bist Du sicher erfreut, wenn die Webseite auch einem ästhetischen Anspruch gerecht wird. Dies kannst Du mit CSS erreichen. CSS steht für Cascading Style Sheets und ermöglicht das Erstellen von Layouts und zur individuellen Gestaltung von HTML-Elementen.</text:p>
      <text:p text:style-name="P1"/>
      <text:p text:style-name="P1">Responsives Webdesign</text:p>
      <text:p text:style-name="P1"><text:span text:style-name="T1">„</text:span>Mit der Zeit gehen“ - Dies gilt besonders für das Webdesign. Dazu gehört heutzutage das Erstellen einer responsiven Website. Das ist erforderlich, wenn die Webseite für verschiedene Geräte optimiert sein soll, also für den Computer, das Tablet und auch für das Smartphone. Wie das funktioniert kannst Du in hier lernen.</text:p>
      <text:p text:style-name="P1"/>
      <text:p text:style-name="P1">PHP-Grundkurs</text:p>
      <text:p text:style-name="P1">Wenn Dir eine Webseite nur zum Betrachten nicht reicht, du auch Formulare nutzen möchtest um Informationen zu übermitteln, ist die Anwendung von PHP von Nöten. PHP steht für Hypertext Preprocessor, früher Personal Home Page Tools und ist eine serverseitige Skriptsprache. Die Grundlagen dessen kannst Du dir in diesem Kurs aneignen.</text:p>
      <text:p text:style-name="P1"/>
      <text:p text:style-name="P1">PHP-Erweiterungen</text:p>
      <text:p text:style-name="P1">PHP kann vieles und wenn du die Grundlagen schon beherrscht, kannst Du hier lernen, wie man mit PHP Schleifen, Anweisungen und <text:s/><text:span text:style-name="T2">verschaltete</text:span><text:s/>Abfragen erstellt.</text:p>
      <text:p text:style-name="P1"/>
      <text:p text:style-name="P1"/>
      <text:p text:style-name="P1">Einstieg in die <text:s/>Programmierung</text:p>
      <text:p text:style-name="P1">Wenn Du dich für das Programmieren interessierst und noch sehr unerfahren in diesem Bereich bist, dann ist der Einstiegskurs zur Programmierung von uns genau das richtige für dich. Hier bekommst Du einen Überblick über denn Software-Entwicklungsprozess und die Planung von Programmen.</text:p>
      <text:p text:style-name="P1"/>
      <text:p text:style-name="P1">C++-Grundkurs</text:p>
      <text:p text:style-name="P1">Um eigene Programme zu erstellen kannst Du C++ nutzen. Eine Programmiersprache für die Systemprogrammierung und der Anwendungsprogrammierung. </text:p>
      <text:p text:style-name="P1"><text:s/></text:p>
      <text:p text:style-name="P1">C++ Für Fortgeschrittene</text:p>
      <text:p text:style-name="P1">Mehr C++ für die erfahreneren Programmierer. Hier geht es um fortgeschrittenere Inhalte zu C++, wie beispielsweise die Erstellung von Pointer, Templates und das objektorientierte Programmieren.</text:p>
      <text:p text:style-name="P1"/>
      <text:p text:style-name="P1">XML-Programmierung</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671.2</meta:generator>
    <meta:initial-creator>k f</meta:initial-creator>
  </office:meta>
</office:document-meta>
</file>